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8f387" officeooo:paragraph-rsid="0018f38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include&lt;iostream&gt;</text:p>
      <text:p text:style-name="Standard">#include&lt;stdlib.h&gt;</text:p>
      <text:p text:style-name="Standard">#include&lt;string.h&gt;</text:p>
      <text:p text:style-name="Standard">using namespace std;</text:p>
      <text:p text:style-name="Standard">struct node</text:p>
      <text:p text:style-name="Standard">{ <text:s/></text:p>
      <text:p text:style-name="Standard"><text:s/>char name[20];</text:p>
      <text:p text:style-name="Standard"><text:s text:c="4"/><text:tab/> node *next;</text:p>
      <text:p text:style-name="Standard"><text:s text:c="5"/><text:tab/>node *down;</text:p>
      <text:p text:style-name="Standard"><text:s text:c="5"/><text:tab/> int flag;</text:p>
      <text:p text:style-name="Standard">};</text:p>
      <text:p text:style-name="Standard">class Gll</text:p>
      <text:p text:style-name="Standard">{ <text:s text:c="2"/></text:p>
      <text:p text:style-name="Standard">char ch[20]; <text:s text:c="3"/>int n,i; <text:s text:c="3"/></text:p>
      <text:p text:style-name="Standard"><text:s text:c="4"/><text:tab/> node *head=NULL,*temp=NULL,*t1=NULL,*t2=NULL;</text:p>
      <text:p text:style-name="Standard"><text:s text:c="3"/><text:tab/> <text:s/>public:</text:p>
      <text:p text:style-name="Standard"><text:s text:c="4"/><text:tab/><text:tab/> node *create();</text:p>
      <text:p text:style-name="Standard"><text:s text:c="3"/><text:tab/><text:tab/> <text:s/>void insertb();</text:p>
      <text:p text:style-name="Standard"><text:s text:c="4"/><text:tab/><text:tab/> void insertc();</text:p>
      <text:p text:style-name="Standard"><text:s text:c="5"/><text:tab/><text:tab/>void inserts();</text:p>
      <text:p text:style-name="Standard"><text:s text:c="5"/><text:tab/><text:tab/>void insertss();</text:p>
      <text:p text:style-name="Standard"><text:s text:c="5"/><text:tab/><text:tab/>void displayb(); <text:s text:c="3"/></text:p>
      <text:p text:style-name="Standard">};</text:p>
      <text:p text:style-name="Standard"/>
      <text:p text:style-name="Standard"/>
      <text:p text:style-name="Standard"/>
      <text:p text:style-name="Standard">node *Gll::create()</text:p>
      <text:p text:style-name="Standard">{</text:p>
      <text:p text:style-name="Standard"><text:s/><text:tab/>node *p=new(struct node);</text:p>
      <text:p text:style-name="Standard"><text:s text:c="3"/><text:tab/> p-&gt;next=NULL;</text:p>
      <text:p text:style-name="Standard"><text:s text:c="3"/><text:tab/> p-&gt;down=NULL;</text:p>
      <text:p text:style-name="Standard"><text:s text:c="3"/><text:tab/> p-&gt;flag=0;</text:p>
      <text:p text:style-name="Standard"><text:s text:c="4"/><text:tab/>cout&lt;&lt;"\n enter the name";</text:p>
      <text:p text:style-name="Standard"><text:s text:c="4"/><text:tab/>cin&gt;&gt;p-&gt;name;</text:p>
      <text:p text:style-name="Standard"><text:s text:c="2"/><text:tab/> return p;</text:p>
      <text:p text:style-name="Standard">}</text:p>
      <text:p text:style-name="Standard"/>
      <text:p text:style-name="Standard">void Gll::insertb()</text:p>
      <text:p text:style-name="Standard">{ <text:s text:c="5"/></text:p>
      <text:p text:style-name="Standard"><text:s text:c="9"/>if(head==NULL)</text:p>
      <text:p text:style-name="Standard"><text:s text:c="11"/>{ </text:p>
      <text:p text:style-name="Standard"><text:s/>t1=create();</text:p>
      <text:p text:style-name="Standard"><text:s text:c="16"/>head=t1;</text:p>
      <text:p text:style-name="Standard"><text:s text:c="11"/>}</text:p>
      <text:p text:style-name="Standard"><text:s text:c="8"/>else</text:p>
      <text:p text:style-name="Standard"><text:s text:c="11"/>{</text:p>
      <text:p text:style-name="Standard"><text:s text:c="14"/>cout&lt;&lt;"\n book exist";</text:p>
      <text:p text:style-name="Standard"><text:s text:c="11"/>} <text:s text:c="2"/></text:p>
      <text:p text:style-name="Standard">} <text:s text:c="4"/></text:p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void Gll::insertc()</text:p>
      <text:p text:style-name="Standard">{ <text:s text:c="4"/></text:p>
      <text:p text:style-name="Standard"><text:s/>if(head==NULL)</text:p>
      <text:p text:style-name="Standard"><text:s text:c="9"/><text:tab/> { </text:p>
      <text:p text:style-name="Standard"><text:s text:c="18"/><text:tab/>cout&lt;&lt;"\n there is no book"; <text:s text:c="2"/></text:p>
      <text:p text:style-name="Standard"><text:s text:c="10"/><text:tab/> }</text:p>
      <text:p text:style-name="Standard"><text:s text:c="11"/>else</text:p>
      <text:p text:style-name="Standard"><text:s text:c="11"/><text:tab/>{ <text:s text:c="3"/></text:p>
      <text:p text:style-name="Standard">cout&lt;&lt;"\n how many chapters you want to insert";</text:p>
      <text:p text:style-name="Standard"><text:s text:c="14"/><text:tab/><text:tab/> <text:s/>cin&gt;&gt;n;</text:p>
      <text:p text:style-name="Standard"><text:s text:c="16"/><text:tab/>for(i=0;i&lt;n;i++)</text:p>
      <text:p text:style-name="Standard"><text:s text:c="16"/><text:tab/>{</text:p>
      <text:p text:style-name="Standard"><text:s text:c="15"/><text:tab/><text:tab/> t1=create();</text:p>
      <text:p text:style-name="Standard"><text:s text:c="16"/><text:tab/><text:tab/>if(head-&gt;flag==0)</text:p>
      <text:p text:style-name="Standard"><text:s text:c="16"/><text:tab/><text:tab/>{ <text:s/></text:p>
      <text:p text:style-name="Standard">head-&gt;down=t1;</text:p>
      <text:p text:style-name="Standard">head-&gt;flag=1; <text:s text:c="3"/></text:p>
      <text:p text:style-name="Standard">}</text:p>
      <text:p text:style-name="Standard"><text:s text:c="15"/><text:tab/><text:tab/> else</text:p>
      <text:p text:style-name="Standard"><text:s text:c="15"/><text:tab/><text:tab/> { <text:s/></text:p>
      <text:p text:style-name="Standard"><text:s/><text:tab/><text:tab/><text:tab/><text:tab/><text:tab/>temp=head;</text:p>
      <text:p text:style-name="Standard"><text:s text:c="19"/><text:tab/><text:tab/><text:tab/> temp=temp-&gt;down;</text:p>
      <text:p text:style-name="Standard"><text:s text:c="19"/><text:tab/><text:tab/><text:tab/> while(temp-&gt;next!=NULL)</text:p>
      <text:p text:style-name="Standard"><text:s text:c="25"/><text:tab/> <text:s text:c="7"/>temp=temp-&gt;next;</text:p>
      <text:p text:style-name="Standard"><text:s text:c="20"/><text:tab/><text:tab/><text:tab/> temp-&gt;next=t1;</text:p>
      <text:p text:style-name="Standard"><text:s text:c="15"/><text:tab/><text:tab/> }</text:p>
      <text:p text:style-name="Standard"><text:s text:c="15"/><text:tab/> }</text:p>
      <text:p text:style-name="Standard"><text:s text:c="10"/>} <text:s text:c="8"/></text:p>
      <text:p text:style-name="Standard">} </text:p>
      <text:p text:style-name="Standard"/>
      <text:p text:style-name="Standard">void Gll::inserts()</text:p>
      <text:p text:style-name="Standard">{ <text:s text:c="4"/></text:p>
      <text:p text:style-name="Standard"><text:s text:c="2"/></text:p>
      <text:p text:style-name="Standard"><text:s text:c="8"/><text:tab/> if(head==NULL)</text:p>
      <text:p text:style-name="Standard"><text:s text:c="10"/><text:tab/>{ </text:p>
      <text:p text:style-name="Standard"><text:s text:c="17"/><text:tab/> cout&lt;&lt;"\n there is no book"; <text:s text:c="2"/></text:p>
      <text:p text:style-name="Standard"><text:s text:c="8"/><text:tab/> <text:s text:c="2"/>}</text:p>
      <text:p text:style-name="Standard"><text:s text:c="11"/><text:tab/>else</text:p>
      <text:p text:style-name="Standard"><text:s text:c="9"/><text:tab/> <text:s/>{ <text:s text:c="3"/></text:p>
      <text:p text:style-name="Standard">cout&lt;&lt;"\n Enter the name of chapter on which <text:s/>you want to enter the section";</text:p>
      <text:p text:style-name="Standard"><text:s text:c="17"/><text:tab/>cin&gt;&gt;ch;</text:p>
      <text:p text:style-name="Standard"><text:s text:c="16"/><text:tab/> temp=head;</text:p>
      <text:p text:style-name="Standard"><text:s text:c="14"/><text:tab/><text:tab/> if(temp-&gt;flag==0)</text:p>
      <text:p text:style-name="Standard"><text:s text:c="15"/><text:tab/>{ <text:s/></text:p>
      <text:p text:style-name="Standard"><text:s/>cout&lt;&lt;"\n There are no chapters on in book";</text:p>
      <text:p text:style-name="Standard"><text:s text:c="15"/><text:tab/>}</text:p>
      <text:p text:style-name="Standard"><text:s text:c="15"/><text:tab/>else</text:p>
      <text:p text:style-name="Standard"><text:s text:c="14"/><text:tab/><text:tab/> { <text:s text:c="3"/></text:p>
      <text:p text:style-name="Standard">temp=temp-&gt;down;</text:p>
      <text:p text:style-name="Standard"><text:s text:c="16"/><text:tab/><text:tab/>while(temp!=NULL)</text:p>
      <text:p text:style-name="Standard"><text:soft-page-break/><text:s text:c="17"/><text:tab/><text:tab/>{ </text:p>
      <text:p text:style-name="Standard"><text:s text:c="22"/><text:tab/><text:tab/></text:p>
      <text:p text:style-name="Standard"/>
      <text:p text:style-name="Standard"/>
      <text:p text:style-name="Standard">if(!strcmp(ch,temp-&gt;name))</text:p>
      <text:p text:style-name="Standard"><text:s text:c="22"/><text:tab/><text:tab/>{ <text:s text:c="2"/></text:p>
      <text:p text:style-name="Standard"><text:s text:c="32"/><text:tab/><text:tab/>cout&lt;&lt;"\n how many sections you want to enter";</text:p>
      <text:p text:style-name="Standard"><text:s text:c="30"/><text:tab/><text:tab/> cin&gt;&gt;n;</text:p>
      <text:p text:style-name="Standard"><text:s text:c="30"/><text:tab/><text:tab/> for(i=0;i&lt;n;i++)</text:p>
      <text:p text:style-name="Standard"><text:s text:c="29"/><text:tab/><text:tab/><text:tab/>{</text:p>
      <text:p text:style-name="Standard"><text:s text:c="42"/><text:tab/><text:tab/><text:tab/> t1=create();</text:p>
      <text:p text:style-name="Standard"><text:s text:c="51"/>if(temp-&gt;flag==0)</text:p>
      <text:p text:style-name="Standard"><text:s text:c="46"/><text:tab/><text:tab/> { <text:s text:c="4"/></text:p>
      <text:p text:style-name="Standard"><text:s/><text:tab/><text:tab/><text:tab/><text:tab/><text:tab/><text:tab/><text:tab/>temp-&gt;down=t1;</text:p>
      <text:p text:style-name="Standard">temp-&gt;flag=1; <text:s/>cout&lt;&lt;"\n******";</text:p>
      <text:p text:style-name="Standard"><text:s text:c="51"/>t2=temp-&gt;down;</text:p>
      <text:p text:style-name="Standard"><text:s text:c="56"/>}</text:p>
      <text:p text:style-name="Standard"><text:s text:c="46"/><text:tab/>else</text:p>
      <text:p text:style-name="Standard"><text:s text:c="46"/><text:tab/>{ <text:s text:c="10"/></text:p>
      <text:p text:style-name="Standard"><text:s text:c="62"/><text:tab/><text:tab/> <text:s text:c="19"/>cout&lt;&lt;"\n#####";</text:p>
      <text:p text:style-name="Standard"><text:s text:c="29"/>while(t2-&gt;next!=NULL)</text:p>
      <text:p text:style-name="Standard"><text:s text:c="41"/>{ <text:s text:c="3"/></text:p>
      <text:p text:style-name="Standard"><text:s/><text:tab/><text:tab/><text:tab/><text:tab/><text:tab/><text:tab/><text:tab/>t2=t2-&gt;next; <text:s text:c="2"/></text:p>
      <text:p text:style-name="Standard"><text:s/><text:tab/><text:tab/><text:tab/><text:tab/><text:tab/><text:tab/>}</text:p>
      <text:p text:style-name="Standard"><text:s text:c="43"/>t2-&gt;next=t1; <text:s text:c="16"/></text:p>
      <text:p text:style-name="Standard"><text:s text:c="47"/>} <text:s text:c="2"/></text:p>
      <text:p text:style-name="Standard"><text:s text:c="32"/>} <text:s text:c="29"/></text:p>
      <text:p text:style-name="Standard"><text:s text:c="33"/><text:tab/> <text:s/><text:tab/>break; <text:s text:c="6"/></text:p>
      <text:p text:style-name="Standard"><text:s text:c="20"/><text:tab/> <text:s/>} <text:s/></text:p>
      <text:p text:style-name="Standard"><text:s text:c="31"/><text:tab/>temp=temp-&gt;next;</text:p>
      <text:p text:style-name="Standard"><text:s text:c="18"/><text:tab/>}</text:p>
      <text:p text:style-name="Standard"><text:s text:c="16"/>} <text:s text:c="3"/></text:p>
      <text:p text:style-name="Standard"><text:s text:c="9"/>}</text:p>
      <text:p text:style-name="Standard">}</text:p>
      <text:p text:style-name="Standard">void Gll::insertss()</text:p>
      <text:p text:style-name="Standard">{ <text:s text:c="4"/></text:p>
      <text:p text:style-name="Standard"><text:s text:c="9"/>if(head==NULL)</text:p>
      <text:p text:style-name="Standard"><text:s text:c="10"/>{ </text:p>
      <text:p text:style-name="Standard"><text:s text:c="18"/><text:tab/>cout&lt;&lt;"\n there is no book"; <text:s text:c="2"/></text:p>
      <text:p text:style-name="Standard"><text:s text:c="11"/>}</text:p>
      <text:p text:style-name="Standard"><text:s text:c="11"/>else</text:p>
      <text:p text:style-name="Standard"><text:s text:c="11"/>{ <text:s text:c="2"/></text:p>
      <text:p text:style-name="Standard"><text:s/>cout&lt;&lt;"\n Enter the name of chapter on which <text:s/>you want to enter the section";</text:p>
      <text:p text:style-name="Standard"><text:s text:c="17"/><text:tab/>cin&gt;&gt;ch;</text:p>
      <text:p text:style-name="Standard">temp=head;</text:p>
      <text:p text:style-name="Standard"><text:s text:c="15"/><text:tab/>if(temp-&gt;flag==0)</text:p>
      <text:p text:style-name="Standard"><text:s text:c="14"/><text:tab/><text:tab/> { <text:s text:c="2"/></text:p>
      <text:p text:style-name="Standard">cout&lt;&lt;"\n their are no chapters on in book";</text:p>
      <text:p text:style-name="Standard"><text:s text:c="13"/><text:tab/><text:tab/> <text:s/>}</text:p>
      <text:p text:style-name="Standard"><text:s text:c="15"/><text:tab/>else</text:p>
      <text:p text:style-name="Standard"><text:s text:c="14"/><text:tab/><text:tab/> { <text:s text:c="3"/></text:p>
      <text:p text:style-name="Standard">temp=temp-&gt;down;</text:p>
      <text:p text:style-name="Standard"><text:soft-page-break/><text:s text:c="16"/><text:tab/><text:tab/>while(temp!=NULL)</text:p>
      <text:p text:style-name="Standard"><text:s text:c="16"/><text:tab/><text:tab/> { </text:p>
      <text:p text:style-name="Standard"><text:s text:c="21"/><text:tab/><text:tab/><text:tab/> if(!strcmp(ch,temp-&gt;name))</text:p>
      <text:p text:style-name="Standard"><text:s text:c="22"/><text:tab/><text:tab/><text:tab/>{ <text:s text:c="6"/></text:p>
      <text:p text:style-name="Standard">cout&lt;&lt;"\n enter name of section in which you want to enter the sub section";</text:p>
      <text:p text:style-name="Standard"><text:s text:c="25"/><text:tab/><text:tab/><text:tab/><text:tab/>cin&gt;&gt;ch;</text:p>
      <text:p text:style-name="Standard">if(temp-&gt;flag==0)</text:p>
      <text:p text:style-name="Standard"><text:s text:c="24"/><text:tab/><text:tab/><text:tab/><text:tab/>{ <text:s/></text:p>
      <text:p text:style-name="Standard"><text:s/>cout&lt;&lt;"\n their are no sections "; <text:s/></text:p>
      <text:p text:style-name="Standard"><text:s/>}</text:p>
      <text:p text:style-name="Standard"><text:s text:c="24"/></text:p>
      <text:p text:style-name="Standard"><text:s/>else</text:p>
      <text:p text:style-name="Standard"><text:s text:c="24"/><text:tab/><text:tab/><text:tab/><text:tab/> { <text:s text:c="6"/></text:p>
      <text:p text:style-name="Standard">temp=temp-&gt;down;</text:p>
      <text:p text:style-name="Standard"><text:s text:c="33"/><text:tab/><text:tab/><text:tab/>while(temp!=NULL)</text:p>
      <text:p text:style-name="Standard"><text:s text:c="33"/><text:tab/><text:tab/><text:tab/>{</text:p>
      <text:p text:style-name="Standard"><text:s text:c="37"/><text:tab/><text:tab/><text:tab/><text:tab/>if(!strcmp(ch,temp-&gt;name))</text:p>
      <text:p text:style-name="Standard"><text:s text:c="35"/><text:tab/><text:tab/><text:tab/><text:tab/>{</text:p>
      <text:p text:style-name="Standard">cout&lt;&lt;"\n how many subsections you want to enter";</text:p>
      <text:p text:style-name="Standard"><text:s text:c="40"/><text:tab/><text:tab/><text:tab/><text:tab/>cin&gt;&gt;n;</text:p>
      <text:p text:style-name="Standard"><text:s text:c="19"/><text:tab/><text:tab/><text:tab/><text:tab/><text:tab/> for(i=0;i&lt;n;i++)</text:p>
      <text:p text:style-name="Standard"><text:s text:c="34"/><text:tab/><text:tab/><text:tab/><text:tab/> {</text:p>
      <text:p text:style-name="Standard"><text:s/><text:tab/><text:tab/><text:tab/><text:tab/><text:tab/><text:tab/><text:tab/>t1=create();</text:p>
      <text:p text:style-name="Standard"><text:s text:c="45"/><text:tab/><text:tab/><text:tab/><text:tab/> if(temp-&gt;flag==0)</text:p>
      <text:p text:style-name="Standard"><text:s text:c="46"/><text:tab/><text:tab/><text:tab/><text:tab/> { <text:s text:c="5"/></text:p>
      <text:p text:style-name="Standard">temp-&gt;down=t1;</text:p>
      <text:p text:style-name="Standard"><text:s text:c="53"/><text:tab/><text:tab/><text:tab/><text:tab/><text:tab/> temp-&gt;flag=1; <text:s/>cout&lt;&lt;"\n******";</text:p>
      <text:p text:style-name="Standard"><text:s text:c="55"/><text:tab/><text:tab/><text:tab/><text:tab/><text:tab/> t2=temp-&gt;down;</text:p>
      <text:p text:style-name="Standard"><text:s text:c="51"/><text:tab/><text:tab/><text:tab/><text:tab/> }</text:p>
      <text:p text:style-name="Standard"><text:s text:c="44"/><text:tab/><text:tab/><text:tab/><text:tab/><text:tab/> else</text:p>
      <text:p text:style-name="Standard"><text:s text:c="45"/><text:tab/><text:tab/><text:tab/><text:tab/> <text:s/>{ <text:s text:c="10"/></text:p>
      <text:p text:style-name="Standard"><text:s text:c="62"/><text:tab/><text:tab/><text:tab/><text:tab/>cout&lt;&lt;"\n#####";</text:p>
      <text:p text:style-name="Standard"><text:s text:c="63"/><text:tab/><text:tab/><text:tab/><text:tab/>while(t2-&gt;next!=NULL)</text:p>
      <text:p text:style-name="Standard"><text:s text:c="60"/><text:tab/><text:tab/><text:tab/><text:tab/> <text:s/>{ <text:s text:c="2"/></text:p>
      <text:p text:style-name="Standard"><text:s text:c="2"/>t2=t2-&gt;next; <text:s/></text:p>
      <text:p text:style-name="Standard"><text:s text:c="2"/>}</text:p>
      <text:p text:style-name="Standard"><text:s text:c="71"/><text:tab/><text:tab/><text:tab/><text:tab/>t2-&gt;next=t1; <text:s text:c="16"/></text:p>
      <text:p text:style-name="Standard"><text:s text:c="48"/><text:tab/><text:tab/><text:tab/><text:tab/> } <text:s text:c="2"/></text:p>
      <text:p text:style-name="Standard"><text:s text:c="37"/><text:tab/><text:tab/><text:tab/><text:tab/> <text:s text:c="2"/>} <text:s text:c="29"/></text:p>
      <text:p text:style-name="Standard"><text:s text:c="40"/><text:tab/><text:tab/><text:tab/><text:tab/> break;</text:p>
      <text:p text:style-name="Standard"><text:s text:c="35"/><text:tab/><text:tab/><text:tab/> <text:s/>} <text:s text:c="5"/></text:p>
      <text:p text:style-name="Standard">temp=temp-&gt;next;</text:p>
      <text:p text:style-name="Standard"><text:s text:c="34"/><text:tab/><text:tab/> <text:tab/>}</text:p>
      <text:p text:style-name="Standard"><text:s text:c="24"/><text:tab/><text:tab/><text:tab/> <text:s/>} <text:s text:c="6"/></text:p>
      <text:p text:style-name="Standard"><text:s text:c="23"/><text:tab/><text:tab/>}</text:p>
      <text:p text:style-name="Standard">temp=temp-&gt;next;</text:p>
      <text:p text:style-name="Standard"><text:s text:c="16"/><text:tab/> <text:s/>}</text:p>
      <text:p text:style-name="Standard"><text:s text:c="16"/>} <text:s text:c="3"/></text:p>
      <text:p text:style-name="Standard"><text:s text:c="9"/>}</text:p>
      <text:p text:style-name="Standard">} </text:p>
      <text:p text:style-name="Standard"/>
      <text:p text:style-name="Standard"><text:soft-page-break/>void Gll::displayb()</text:p>
      <text:p text:style-name="Standard">{ <text:s text:c="6"/></text:p>
      <text:p text:style-name="Standard">if(head==NULL)</text:p>
      <text:p text:style-name="Standard"><text:s text:c="16"/>{ <text:s/></text:p>
      <text:p text:style-name="Standard">cout&lt;&lt;"\n book not exist"; </text:p>
      <text:p text:style-name="Standard"><text:s text:c="16"/>}</text:p>
      <text:p text:style-name="Standard"><text:s text:c="16"/>else</text:p>
      <text:p text:style-name="Standard"><text:s text:c="16"/>{</text:p>
      <text:p text:style-name="Standard"><text:s text:c="17"/><text:tab/>temp=head;</text:p>
      <text:p text:style-name="Standard">cout&lt;&lt;"\n NAME OF BOOK: <text:s/>"&lt;&lt;temp-&gt;name;</text:p>
      <text:p text:style-name="Standard"><text:s text:c="24"/><text:tab/> if(temp-&gt;flag==1)</text:p>
      <text:p text:style-name="Standard"><text:s text:c="25"/><text:tab/>{</text:p>
      <text:p text:style-name="Standard"><text:s text:c="25"/><text:tab/><text:tab/>temp=temp-&gt;down;</text:p>
      <text:p text:style-name="Standard"><text:s text:c="24"/></text:p>
      <text:p text:style-name="Standard"><text:s text:c="26"/><text:tab/><text:tab/> while(temp!=NULL)</text:p>
      <text:p text:style-name="Standard"><text:s text:c="27"/><text:tab/><text:tab/>{ <text:s text:c="4"/></text:p>
      <text:p text:style-name="Standard">cout&lt;&lt;"\n\t\tNAME OF CHAPTER: <text:s/>"&lt;&lt;temp-&gt;name;</text:p>
      <text:p text:style-name="Standard"><text:s text:c="32"/>t1=temp;</text:p>
      <text:p text:style-name="Standard"><text:s text:c="32"/><text:tab/><text:tab/> if(t1-&gt;flag==1)</text:p>
      <text:p text:style-name="Standard"><text:s text:c="33"/><text:tab/><text:tab/>{ <text:s/></text:p>
      <text:p text:style-name="Standard">t1=t1-&gt;down;</text:p>
      <text:p text:style-name="Standard"><text:s text:c="36"/><text:tab/><text:tab/>while(t1!=NULL)</text:p>
      <text:p text:style-name="Standard"><text:s text:c="34"/><text:tab/><text:tab/> { <text:s text:c="3"/></text:p>
      <text:p text:style-name="Standard">cout&lt;&lt;"\n\t\t\t\tNAME OF SECTION: <text:s/>"&lt;&lt;t1-&gt;name;</text:p>
      <text:p text:style-name="Standard"><text:s text:c="41"/><text:tab/><text:tab/><text:tab/> t2=t1;</text:p>
      <text:p text:style-name="Standard"><text:s text:c="41"/><text:tab/><text:tab/><text:tab/> if(t2-&gt;flag==1)</text:p>
      <text:p text:style-name="Standard"><text:s text:c="41"/><text:tab/><text:tab/><text:tab/> { <text:s/></text:p>
      <text:p text:style-name="Standard">t2=t2-&gt;down;</text:p>
      <text:p text:style-name="Standard"><text:s text:c="41"/><text:tab/><text:tab/><text:tab/><text:tab/> while(t2!=NULL)</text:p>
      <text:p text:style-name="Standard"><text:s text:c="42"/><text:tab/><text:tab/><text:tab/><text:tab/>{ <text:s text:c="4"/></text:p>
      <text:p text:style-name="Standard">cout&lt;&lt;"\n\t\t\t\t\t\tNAME OF SUBSECTION: <text:s/>"&lt;&lt;t2-&gt;name; <text:s text:c="4"/></text:p>
      <text:p text:style-name="Standard"><text:s text:c="41"/><text:tab/><text:tab/><text:tab/><text:tab/><text:tab/> t2=t2-&gt;next;</text:p>
      <text:p text:style-name="Standard"><text:s text:c="39"/><text:tab/><text:tab/><text:tab/><text:tab/> <text:s text:c="2"/>}</text:p>
      <text:p text:style-name="Standard"><text:s text:c="42"/><text:tab/><text:tab/><text:tab/>} <text:s text:c="4"/></text:p>
      <text:p text:style-name="Standard"><text:s text:c="38"/><text:tab/><text:tab/><text:tab/> <text:s text:c="3"/>t1=t1-&gt;next;</text:p>
      <text:p text:style-name="Standard"><text:s text:c="36"/><text:tab/><text:tab/>}</text:p>
      <text:p text:style-name="Standard"><text:s text:c="31"/><text:tab/><text:tab/> <text:s/>} <text:s text:c="2"/></text:p>
      <text:p text:style-name="Standard"><text:s text:c="33"/><text:tab/><text:tab/> temp=temp-&gt;next;</text:p>
      <text:p text:style-name="Standard"><text:s text:c="25"/><text:tab/><text:tab/> <text:s/>}</text:p>
      <text:p text:style-name="Standard"><text:s text:c="24"/></text:p>
      <text:p text:style-name="Standard"><text:s text:c="24"/><text:tab/> <text:s/>}</text:p>
      <text:p text:style-name="Standard"><text:s text:c="16"/>} <text:s text:c="9"/></text:p>
      <text:p text:style-name="Standard">} <text:s text:c="17"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int main()</text:p>
      <text:p text:style-name="Standard">{ <text:s text:c="3"/></text:p>
      <text:p text:style-name="Standard"><text:soft-page-break/>Gll g; <text:s text:c="2"/>int x; <text:s/></text:p>
      <text:p text:style-name="Standard"><text:s text:c="7"/><text:tab/>while(1)</text:p>
      <text:p text:style-name="Standard"><text:s text:c="5"/><text:tab/> { <text:s text:c="3"/></text:p>
      <text:p text:style-name="Standard">cout&lt;&lt;"\n\n enter your choice";</text:p>
      <text:p text:style-name="Standard"><text:s text:c="11"/><text:tab/><text:tab/> cout&lt;&lt;"\n 1.insert book";</text:p>
      <text:p text:style-name="Standard"><text:s text:c="11"/><text:tab/><text:tab/> cout&lt;&lt;"\n 2.insert chapter";</text:p>
      <text:p text:style-name="Standard"><text:s text:c="12"/><text:tab/><text:tab/>cout&lt;&lt;"\n 3.insert section";</text:p>
      <text:p text:style-name="Standard"><text:s text:c="12"/><text:tab/><text:tab/>cout&lt;&lt;"\n 4.insert subsection";</text:p>
      <text:p text:style-name="Standard"><text:s text:c="12"/><text:tab/><text:tab/>cout&lt;&lt;"\n 5.display book";</text:p>
      <text:p text:style-name="Standard"><text:s text:c="12"/><text:tab/><text:tab/>cout&lt;&lt;"\n 6.exit";</text:p>
      <text:p text:style-name="Standard"><text:s text:c="12"/><text:tab/><text:tab/>cin&gt;&gt;x;</text:p>
      <text:p text:style-name="Standard"><text:s text:c="9"/><text:tab/><text:tab/> <text:s/>switch(x)</text:p>
      <text:p text:style-name="Standard"><text:s text:c="10"/><text:tab/><text:tab/> { <text:s text:c="2"/></text:p>
      <text:p text:style-name="Standard">case 1: <text:s text:c="9"/>g.insertb();</text:p>
      <text:p text:style-name="Standard"><text:s text:c="40"/><text:tab/> <text:s text:c="8"/>break; <text:s text:c="12"/></text:p>
      <text:p text:style-name="Standard"><text:s text:c="16"/><text:tab/>case 2: <text:s text:c="9"/>g.insertc();</text:p>
      <text:p text:style-name="Standard"><text:s text:c="39"/><text:tab/> <text:s text:c="7"/>break; <text:s text:c="5"/></text:p>
      <text:p text:style-name="Standard"><text:s text:c="16"/><text:tab/>case 3: <text:s text:c="9"/>g.inserts();</text:p>
      <text:p text:style-name="Standard"><text:s text:c="54"/>break;</text:p>
      <text:p text:style-name="Standard"><text:s text:c="16"/><text:tab/>case 4: <text:s text:c="9"/>g.insertss();</text:p>
      <text:p text:style-name="Standard"><text:s text:c="52"/>break; <text:s text:c="3"/></text:p>
      <text:p text:style-name="Standard"><text:s text:c="16"/><text:tab/>case 5: <text:s text:c="9"/>g.displayb();</text:p>
      <text:p text:style-name="Standard"><text:s text:c="53"/>break; <text:s text:c="5"/></text:p>
      <text:p text:style-name="Standard"><text:s text:c="14"/><text:tab/><text:tab/> <text:s/>case 6: <text:s text:c="7"/>exit(0);</text:p>
      <text:p text:style-name="Standard"><text:s text:c="11"/><text:tab/><text:tab/>}</text:p>
      <text:p text:style-name="Standard"><text:s text:c="6"/><text:tab/> } <text:s text:c="6"/><text:tab/>return 0;}</text:p>
      <text:p text:style-name="Standard"/>
      <text:p text:style-name="P1">OUTPUT</text:p>
      <text:p text:style-name="P1"/>
      <text:p text:style-name="P1"/>
      <text:p text:style-name="P1"><text:s/>enter your choice</text:p>
      <text:p text:style-name="P1"><text:s/>1.insert book</text:p>
      <text:p text:style-name="P1"><text:s/>2.insert chapter</text:p>
      <text:p text:style-name="P1"><text:s/>3.insert section</text:p>
      <text:p text:style-name="P1"><text:s/>4.insert subsection</text:p>
      <text:p text:style-name="P1"><text:s/>5.display book</text:p>
      <text:p text:style-name="P1"><text:s/>6.exit1</text:p>
      <text:p text:style-name="P1"/>
      <text:p text:style-name="P1"><text:s/>enter the namemansi</text:p>
      <text:p text:style-name="P1"/>
      <text:p text:style-name="P1"/>
      <text:p text:style-name="P1"><text:s/>enter your choice</text:p>
      <text:p text:style-name="P1"><text:s/>1.insert book</text:p>
      <text:p text:style-name="P1"><text:s/>2.insert chapter</text:p>
      <text:p text:style-name="P1"><text:s/>3.insert section</text:p>
      <text:p text:style-name="P1"><text:s/>4.insert subsection</text:p>
      <text:p text:style-name="P1"><text:s/>5.display book</text:p>
      <text:p text:style-name="P1"><text:s/>6.exit2</text:p>
      <text:p text:style-name="P1"/>
      <text:p text:style-name="P1"><text:s/>how many chapters you want to insert1</text:p>
      <text:p text:style-name="P1"/>
      <text:p text:style-name="P1"><text:s/>enter the nameshe</text:p>
      <text:p text:style-name="P1"><text:soft-page-break/></text:p>
      <text:p text:style-name="P1"/>
      <text:p text:style-name="P1"><text:s/>enter your choice</text:p>
      <text:p text:style-name="P1"><text:s/>1.insert book</text:p>
      <text:p text:style-name="P1"><text:s/>2.insert chapter</text:p>
      <text:p text:style-name="P1"><text:s/>3.insert section</text:p>
      <text:p text:style-name="P1"><text:s/>4.insert subsection</text:p>
      <text:p text:style-name="P1"><text:s/>5.display book</text:p>
      <text:p text:style-name="P1"><text:s/>6.exit3</text:p>
      <text:p text:style-name="P1"/>
      <text:p text:style-name="P1"><text:s/>Enter the name of chapter on which <text:s/>you want to enter the sectionshe</text:p>
      <text:p text:style-name="P1"/>
      <text:p text:style-name="P1"><text:s/>how many sections you want to enter1</text:p>
      <text:p text:style-name="P1"/>
      <text:p text:style-name="P1"><text:s/>enter the nameher</text:p>
      <text:p text:style-name="P1"/>
      <text:p text:style-name="P1">******</text:p>
      <text:p text:style-name="P1"/>
      <text:p text:style-name="P1"><text:s/>enter your choice</text:p>
      <text:p text:style-name="P1"><text:s/>1.insert book</text:p>
      <text:p text:style-name="P1"><text:s/>2.insert chapter</text:p>
      <text:p text:style-name="P1"><text:s/>3.insert section</text:p>
      <text:p text:style-name="P1"><text:s/>4.insert subsection</text:p>
      <text:p text:style-name="P1"><text:s/>5.display book</text:p>
      <text:p text:style-name="P1"><text:s/>6.exit4</text:p>
      <text:p text:style-name="P1"/>
      <text:p text:style-name="P1"><text:s/>Enter the name of chapter on which <text:s/>you want to enter the sectionshe</text:p>
      <text:p text:style-name="P1"/>
      <text:p text:style-name="P1"><text:s/>enter name of section in which you want to enter the sub sectionpretty</text:p>
      <text:p text:style-name="P1">Segmentation fault</text:p>
      <text:p text:style-name="P1"/>
      <text:p text:style-name="P1"/>
      <text:p text:style-name="P1">=== Code Exited With Errors ===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9T15:07:47.351495043</meta:creation-date>
    <dc:date>2024-04-19T15:15:20.848094674</dc:date>
    <meta:editing-duration>PT7M34S</meta:editing-duration>
    <meta:editing-cycles>1</meta:editing-cycles>
    <meta:generator>LibreOffice/7.3.7.2$Linux_X86_64 LibreOffice_project/30$Build-2</meta:generator>
    <meta:document-statistic meta:table-count="0" meta:image-count="0" meta:object-count="0" meta:page-count="7" meta:paragraph-count="305" meta:word-count="561" meta:character-count="9222" meta:non-whitespace-character-count="3535"/>
  </office:meta>
</office:document-meta>
</file>